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05cm" fo:min-width="5.4cm"/>
    </style:style>
    <style:style style:name="gr2" style:family="graphic" style:parent-style-name="standard">
      <style:graphic-properties draw:textarea-horizontal-align="justify" draw:textarea-vertical-align="top" draw:auto-grow-height="false" fo:min-height="4.65cm" fo:min-width="7.6cm"/>
    </style:style>
    <style:style style:name="gr3" style:family="graphic" style:parent-style-name="standard">
      <style:graphic-properties draw:textarea-horizontal-align="justify" draw:textarea-vertical-align="top" draw:auto-grow-height="false" fo:min-height="6.55cm" fo:min-width="6.9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top" draw:auto-grow-height="false" fo:min-height="4.65cm" fo:min-width="7.3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3" draw:id="id3" draw:layer="layout" svg:width="5.9cm" svg:height="4.3cm" svg:x="2.3cm" svg:y="1.4cm">
          <text:p text:style-name="P1">schedule</text:p>
          <text:p text:style-name="P1"><text:span text:style-name="T1">-id </text:span></text:p>
          <text:p text:style-name="P1">-name</text:p>
          <text:p text:style-name="P1"><text:span text:style-name="T2">-users_id (users.id)</text:span></text:p>
          <text:p text:style-name="P1"><text:span text:style-name="T3">-public [boolean]</text:span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1cm" svg:height="4.9cm" svg:x="19.5cm" svg:y="1.4cm">
          <text:p text:style-name="P1">task</text:p>
          <text:p text:style-name="P1"><text:span text:style-name="T1">-id</text:span></text:p>
          <text:p text:style-name="P1"><text:span text:style-name="T4">-schedule_id (schedule.id)</text:span></text:p>
          <text:p text:style-name="P1">-title</text:p>
          <text:p text:style-name="P1">-content</text:p>
          <text:p text:style-name="P1"><text:tab/>(image / text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6.8cm" svg:x="2.1cm" svg:y="7.3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3">-email</text:span></text:p>
          <text:p text:style-name="P1"><text:span text:style-name="T3">-role</text:span></text:p>
          <text:p text:style-name="P1"><text:span text:style-name="T3"><text:tab/></text:span><text:span text:style-name="T3">REGULAR</text:span></text:p>
          <text:p text:style-name="P1"><text:span text:style-name="T3"><text:tab/></text:span><text:span text:style-name="T3">GUEST</text:span></text:p>
          <text:p text:style-name="P1"><text:span text:style-name="T3"><text:tab/></text:span><text:span text:style-name="T3">ADMIN</text:span></text:p>
          <text:p text:style-name="P1"><text:span text:style-name="T3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7cm" svg:height="2cm" svg:x="1.4cm" svg:y="16.3cm">
          <draw:text-box>
            <text:p><text:span text:style-name="T1">Bold</text:span>: primary key</text:p>
            <text:p><text:span text:style-name="T2">Italic</text:span>: foreign key</text:p>
          </draw:text-box>
        </draw:frame>
        <draw:custom-shape draw:style-name="gr5" draw:text-style-name="P1" xml:id="id1" draw:id="id1" draw:layer="layout" svg:width="7.8cm" svg:height="4.9cm" svg:x="10.1cm" svg:y="1.4cm">
          <text:p text:style-name="P1">schedule_task</text:p>
          <text:p text:style-name="P1"><text:span text:style-name="T2">-schedule_id (schedule.id)</text:span></text:p>
          <text:p text:style-name="P1"><text:span text:style-name="T2">-task_id (task.id)</text:span></text:p>
          <text:p text:style-name="P3"><text:span text:style-name="T3">-date (index)</text:span></text:p>
          <text:p text:style-name="P3"><text:span text:style-name="T3">-hour_start</text:span></text:p>
          <text:p text:style-name="P1"><text:span text:style-name="T3">-hour_en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9cm" svg:y1="3.85cm" svg:x2="19.5cm" svg:y2="3.85cm" draw:start-shape="id1" draw:start-glue-point="1" draw:end-shape="id2" draw:end-glue-point="3" svg:d="M17900 3850h1600" svg:viewBox="0 0 1601 1">
          <text:p/>
        </draw:connector>
        <draw:connector draw:style-name="gr6" draw:text-style-name="P4" draw:layer="layout" svg:x1="8.2cm" svg:y1="3.55cm" svg:x2="10.1cm" svg:y2="3.85cm" draw:start-shape="id3" draw:start-glue-point="1" draw:end-shape="id1" draw:end-glue-point="3" svg:d="M8200 3550h950v300h950" svg:viewBox="0 0 19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1:44:19.448611215</meta:creation-date>
    <meta:editing-duration>PT29M54S</meta:editing-duration>
    <meta:editing-cycles>2</meta:editing-cycles>
    <meta:generator>LibreOffice/6.0.7.3$Linux_X86_64 LibreOffice_project/00m0$Build-3</meta:generator>
    <dc:date>2019-04-26T14:44:57.709963787</dc:date>
    <meta:document-statistic meta:object-count="7"/>
  </office:meta>
</office:document-meta>
</file>